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d n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formula</text:p>
          </table:table-cell>
          <table:table-cell office:value-type="string" calcext:value-type="string">
            <text:p>y formula</text:p>
          </table:table-cell>
          <table:table-cell table:number-columns-repeated="2"/>
          <table:table-cell office:value-type="string" calcext:value-type="string">
            <text:p>Board X</text:p>
          </table:table-cell>
          <table:table-cell office:value-type="string" calcext:value-type="string">
            <text:p>Board 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5" calcext:value-type="float">
            <text:p>19.05</text:p>
          </table:table-cell>
          <table:table-cell office:value-type="float" office:value="0" calcext:value-type="float">
            <text:p>0</text:p>
          </table:table-cell>
          <table:table-cell table:formula="of:= ROUND([.B2]/[.$H$5]*244)-1" office:value-type="float" office:value="10" calcext:value-type="float">
            <text:p>10</text:p>
          </table:table-cell>
          <table:table-cell table:formula="of:=ROUND([.C2]/[.$I$5]*64)-1" office:value-type="float" office:value="-1" calcext:value-type="float">
            <text:p>-1</text:p>
          </table:table-cell>
          <table:table-cell table:number-columns-repeated="2"/>
          <table:table-cell office:value-type="float" office:value="434.25" calcext:value-type="float">
            <text:p>434.25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9.05*2"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table:formula="of:= ROUND([.B3]/[.$H$5]*244)-1" office:value-type="float" office:value="21" calcext:value-type="float">
            <text:p>21</text:p>
          </table:table-cell>
          <table:table-cell table:formula="of:=ROUND([.C3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.05*3" office:value-type="float" office:value="57.15" calcext:value-type="float">
            <text:p>57.15</text:p>
          </table:table-cell>
          <table:table-cell office:value-type="float" office:value="0" calcext:value-type="float">
            <text:p>0</text:p>
          </table:table-cell>
          <table:table-cell table:formula="of:= ROUND([.B4]/[.$H$5]*244)-1" office:value-type="float" office:value="33" calcext:value-type="float">
            <text:p>33</text:p>
          </table:table-cell>
          <table:table-cell table:formula="of:=ROUND([.C4]/[.$I$5]*64)-1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Switch X</text:p>
          </table:table-cell>
          <table:table-cell office:value-type="string" calcext:value-type="string">
            <text:p>Switch 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.063" calcext:value-type="float">
            <text:p>119.063</text:p>
          </table:table-cell>
          <table:table-cell office:value-type="float" office:value="0" calcext:value-type="float">
            <text:p>0</text:p>
          </table:table-cell>
          <table:table-cell table:formula="of:= ROUND([.B5]/[.$H$5]*244)-1" office:value-type="float" office:value="69" calcext:value-type="float">
            <text:p>69</text:p>
          </table:table-cell>
          <table:table-cell table:formula="of:=ROUND([.C5]/[.$I$5]*64)-1" office:value-type="float" office:value="-1" calcext:value-type="float">
            <text:p>-1</text:p>
          </table:table-cell>
          <table:table-cell table:number-columns-repeated="2"/>
          <table:table-cell office:value-type="float" office:value="414.338" calcext:value-type="float">
            <text:p>414.338</text:p>
          </table:table-cell>
          <table:table-cell office:value-type="float" office:value="104.775" calcext:value-type="float">
            <text:p>104.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23.813" office:value-type="float" office:value="142.876" calcext:value-type="float">
            <text:p>142.876</text:p>
          </table:table-cell>
          <table:table-cell office:value-type="float" office:value="0" calcext:value-type="float">
            <text:p>0</text:p>
          </table:table-cell>
          <table:table-cell table:formula="of:= ROUND([.B6]/[.$H$5]*244)-1" office:value-type="float" office:value="83" calcext:value-type="float">
            <text:p>83</text:p>
          </table:table-cell>
          <table:table-cell table:formula="of:=ROUND([.C6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19.05" office:value-type="float" office:value="161.926" calcext:value-type="float">
            <text:p>161.926</text:p>
          </table:table-cell>
          <table:table-cell office:value-type="float" office:value="0" calcext:value-type="float">
            <text:p>0</text:p>
          </table:table-cell>
          <table:table-cell table:formula="of:= ROUND([.B7]/[.$H$5]*244)-1" office:value-type="float" office:value="94" calcext:value-type="float">
            <text:p>94</text:p>
          </table:table-cell>
          <table:table-cell table:formula="of:=ROUND([.C7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19.05" office:value-type="float" office:value="180.976" calcext:value-type="float">
            <text:p>180.976</text:p>
          </table:table-cell>
          <table:table-cell office:value-type="float" office:value="0" calcext:value-type="float">
            <text:p>0</text:p>
          </table:table-cell>
          <table:table-cell table:formula="of:= ROUND([.B8]/[.$H$5]*244)-1" office:value-type="float" office:value="106" calcext:value-type="float">
            <text:p>106</text:p>
          </table:table-cell>
          <table:table-cell table:formula="of:=ROUND([.C8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.025" calcext:value-type="float">
            <text:p>200.025</text:p>
          </table:table-cell>
          <table:table-cell office:value-type="float" office:value="0" calcext:value-type="float">
            <text:p>0</text:p>
          </table:table-cell>
          <table:table-cell table:formula="of:= ROUND([.B9]/[.$H$5]*244)-1" office:value-type="float" office:value="117" calcext:value-type="float">
            <text:p>117</text:p>
          </table:table-cell>
          <table:table-cell table:formula="of:=ROUND([.C9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.838" calcext:value-type="float">
            <text:p>223.838</text:p>
          </table:table-cell>
          <table:table-cell office:value-type="float" office:value="0" calcext:value-type="float">
            <text:p>0</text:p>
          </table:table-cell>
          <table:table-cell table:formula="of:= ROUND([.B10]/[.$H$5]*244)-1" office:value-type="float" office:value="131" calcext:value-type="float">
            <text:p>131</text:p>
          </table:table-cell>
          <table:table-cell table:formula="of:=ROUND([.C10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19.05" office:value-type="float" office:value="242.888" calcext:value-type="float">
            <text:p>242.888</text:p>
          </table:table-cell>
          <table:table-cell office:value-type="float" office:value="0" calcext:value-type="float">
            <text:p>0</text:p>
          </table:table-cell>
          <table:table-cell table:formula="of:= ROUND([.B11]/[.$H$5]*244)-1" office:value-type="float" office:value="142" calcext:value-type="float">
            <text:p>142</text:p>
          </table:table-cell>
          <table:table-cell table:formula="of:=ROUND([.C11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19.05" office:value-type="float" office:value="261.938" calcext:value-type="float">
            <text:p>261.938</text:p>
          </table:table-cell>
          <table:table-cell office:value-type="float" office:value="0" calcext:value-type="float">
            <text:p>0</text:p>
          </table:table-cell>
          <table:table-cell table:formula="of:= ROUND([.B12]/[.$H$5]*244)-1" office:value-type="float" office:value="153" calcext:value-type="float">
            <text:p>153</text:p>
          </table:table-cell>
          <table:table-cell table:formula="of:=ROUND([.C12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19.05" office:value-type="float" office:value="280.988" calcext:value-type="float">
            <text:p>280.988</text:p>
          </table:table-cell>
          <table:table-cell office:value-type="float" office:value="0" calcext:value-type="float">
            <text:p>0</text:p>
          </table:table-cell>
          <table:table-cell table:formula="of:= ROUND([.B13]/[.$H$5]*244)-1" office:value-type="float" office:value="164" calcext:value-type="float">
            <text:p>164</text:p>
          </table:table-cell>
          <table:table-cell table:formula="of:=ROUND([.C13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4.8" calcext:value-type="float">
            <text:p>304.8</text:p>
          </table:table-cell>
          <table:table-cell office:value-type="float" office:value="0" calcext:value-type="float">
            <text:p>0</text:p>
          </table:table-cell>
          <table:table-cell table:formula="of:= ROUND([.B14]/[.$H$5]*244)-1" office:value-type="float" office:value="178" calcext:value-type="float">
            <text:p>178</text:p>
          </table:table-cell>
          <table:table-cell table:formula="of:=ROUND([.C14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19.05" office:value-type="float" office:value="323.85" calcext:value-type="float">
            <text:p>323.85</text:p>
          </table:table-cell>
          <table:table-cell office:value-type="float" office:value="0" calcext:value-type="float">
            <text:p>0</text:p>
          </table:table-cell>
          <table:table-cell table:formula="of:= ROUND([.B15]/[.$H$5]*244)-1" office:value-type="float" office:value="190" calcext:value-type="float">
            <text:p>190</text:p>
          </table:table-cell>
          <table:table-cell table:formula="of:=ROUND([.C15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19.05" office:value-type="float" office:value="342.9" calcext:value-type="float">
            <text:p>342.9</text:p>
          </table:table-cell>
          <table:table-cell office:value-type="float" office:value="0" calcext:value-type="float">
            <text:p>0</text:p>
          </table:table-cell>
          <table:table-cell table:formula="of:= ROUND([.B16]/[.$H$5]*244)-1" office:value-type="float" office:value="201" calcext:value-type="float">
            <text:p>201</text:p>
          </table:table-cell>
          <table:table-cell table:formula="of:=ROUND([.C16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19.05" office:value-type="float" office:value="361.95" calcext:value-type="float">
            <text:p>361.95</text:p>
          </table:table-cell>
          <table:table-cell office:value-type="float" office:value="0" calcext:value-type="float">
            <text:p>0</text:p>
          </table:table-cell>
          <table:table-cell table:formula="of:= ROUND([.B17]/[.$H$5]*244)-1" office:value-type="float" office:value="212" calcext:value-type="float">
            <text:p>212</text:p>
          </table:table-cell>
          <table:table-cell table:formula="of:=ROUND([.C17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.763" calcext:value-type="float">
            <text:p>385.763</text:p>
          </table:table-cell>
          <table:table-cell office:value-type="float" office:value="0" calcext:value-type="float">
            <text:p>0</text:p>
          </table:table-cell>
          <table:table-cell table:formula="of:= ROUND([.B18]/[.$H$5]*244)-1" office:value-type="float" office:value="226" calcext:value-type="float">
            <text:p>226</text:p>
          </table:table-cell>
          <table:table-cell table:formula="of:=ROUND([.C18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4.338" calcext:value-type="float">
            <text:p>414.338</text:p>
          </table:table-cell>
          <table:table-cell office:value-type="float" office:value="0" calcext:value-type="float">
            <text:p>0</text:p>
          </table:table-cell>
          <table:table-cell table:formula="of:= ROUND([.B19]/[.$H$5]*244)-1" office:value-type="float" office:value="243" calcext:value-type="float">
            <text:p>243</text:p>
          </table:table-cell>
          <table:table-cell table:formula="of:=ROUND([.C19]/[.$I$5]*64)-1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813" calcext:value-type="float">
            <text:p>23.813</text:p>
          </table:table-cell>
          <table:table-cell table:formula="of:= ROUND([.B20]/[.$H$5]*244)-1" office:value-type="float" office:value="-1" calcext:value-type="float">
            <text:p>-1</text:p>
          </table:table-cell>
          <table:table-cell table:formula="of:=ROUND([.C20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.05</text:p>
          </table:table-cell>
          <table:table-cell office:value-type="float" office:value="23.813" calcext:value-type="float">
            <text:p>23.813</text:p>
          </table:table-cell>
          <table:table-cell table:formula="of:= ROUND([.B21]/[.$H$5]*244)-1" office:value-type="float" office:value="10" calcext:value-type="float">
            <text:p>10</text:p>
          </table:table-cell>
          <table:table-cell table:formula="of:=ROUND([.C21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9.05*2" office:value-type="float" office:value="38.1" calcext:value-type="float">
            <text:p>38.1</text:p>
          </table:table-cell>
          <table:table-cell office:value-type="float" office:value="23.813" calcext:value-type="float">
            <text:p>23.813</text:p>
          </table:table-cell>
          <table:table-cell table:formula="of:= ROUND([.B22]/[.$H$5]*244)-1" office:value-type="float" office:value="21" calcext:value-type="float">
            <text:p>21</text:p>
          </table:table-cell>
          <table:table-cell table:formula="of:=ROUND([.C22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9.05*3" office:value-type="float" office:value="57.15" calcext:value-type="float">
            <text:p>57.15</text:p>
          </table:table-cell>
          <table:table-cell office:value-type="float" office:value="23.813" calcext:value-type="float">
            <text:p>23.813</text:p>
          </table:table-cell>
          <table:table-cell table:formula="of:= ROUND([.B23]/[.$H$5]*244)-1" office:value-type="float" office:value="33" calcext:value-type="float">
            <text:p>33</text:p>
          </table:table-cell>
          <table:table-cell table:formula="of:=ROUND([.C23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9.063" calcext:value-type="float">
            <text:p>119.063</text:p>
          </table:table-cell>
          <table:table-cell office:value-type="float" office:value="23.813" calcext:value-type="float">
            <text:p>23.813</text:p>
          </table:table-cell>
          <table:table-cell table:formula="of:= ROUND([.B24]/[.$H$5]*244)-1" office:value-type="float" office:value="69" calcext:value-type="float">
            <text:p>69</text:p>
          </table:table-cell>
          <table:table-cell table:formula="of:=ROUND([.C24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19.05" office:value-type="float" office:value="138.113" calcext:value-type="float">
            <text:p>138.113</text:p>
          </table:table-cell>
          <table:table-cell office:value-type="float" office:value="23.813" calcext:value-type="float">
            <text:p>23.813</text:p>
          </table:table-cell>
          <table:table-cell table:formula="of:= ROUND([.B25]/[.$H$5]*244)-1" office:value-type="float" office:value="80" calcext:value-type="float">
            <text:p>80</text:p>
          </table:table-cell>
          <table:table-cell table:formula="of:=ROUND([.C25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19.05" office:value-type="float" office:value="157.163" calcext:value-type="float">
            <text:p>157.163</text:p>
          </table:table-cell>
          <table:table-cell office:value-type="float" office:value="23.813" calcext:value-type="float">
            <text:p>23.813</text:p>
          </table:table-cell>
          <table:table-cell table:formula="of:= ROUND([.B26]/[.$H$5]*244)-1" office:value-type="float" office:value="92" calcext:value-type="float">
            <text:p>92</text:p>
          </table:table-cell>
          <table:table-cell table:formula="of:=ROUND([.C26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19.05" office:value-type="float" office:value="176.213" calcext:value-type="float">
            <text:p>176.213</text:p>
          </table:table-cell>
          <table:table-cell office:value-type="float" office:value="23.813" calcext:value-type="float">
            <text:p>23.813</text:p>
          </table:table-cell>
          <table:table-cell table:formula="of:= ROUND([.B27]/[.$H$5]*244)-1" office:value-type="float" office:value="103" calcext:value-type="float">
            <text:p>103</text:p>
          </table:table-cell>
          <table:table-cell table:formula="of:=ROUND([.C27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19.05" office:value-type="float" office:value="195.263" calcext:value-type="float">
            <text:p>195.263</text:p>
          </table:table-cell>
          <table:table-cell office:value-type="float" office:value="23.813" calcext:value-type="float">
            <text:p>23.813</text:p>
          </table:table-cell>
          <table:table-cell table:formula="of:= ROUND([.B28]/[.$H$5]*244)-1" office:value-type="float" office:value="114" calcext:value-type="float">
            <text:p>114</text:p>
          </table:table-cell>
          <table:table-cell table:formula="of:=ROUND([.C28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19.05" office:value-type="float" office:value="214.313" calcext:value-type="float">
            <text:p>214.313</text:p>
          </table:table-cell>
          <table:table-cell office:value-type="float" office:value="23.813" calcext:value-type="float">
            <text:p>23.813</text:p>
          </table:table-cell>
          <table:table-cell table:formula="of:= ROUND([.B29]/[.$H$5]*244)-1" office:value-type="float" office:value="125" calcext:value-type="float">
            <text:p>125</text:p>
          </table:table-cell>
          <table:table-cell table:formula="of:=ROUND([.C29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19.05" office:value-type="float" office:value="233.363" calcext:value-type="float">
            <text:p>233.363</text:p>
          </table:table-cell>
          <table:table-cell office:value-type="float" office:value="23.813" calcext:value-type="float">
            <text:p>23.813</text:p>
          </table:table-cell>
          <table:table-cell table:formula="of:= ROUND([.B30]/[.$H$5]*244)-1" office:value-type="float" office:value="136" calcext:value-type="float">
            <text:p>136</text:p>
          </table:table-cell>
          <table:table-cell table:formula="of:=ROUND([.C30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19.05" office:value-type="float" office:value="252.413" calcext:value-type="float">
            <text:p>252.413</text:p>
          </table:table-cell>
          <table:table-cell office:value-type="float" office:value="23.813" calcext:value-type="float">
            <text:p>23.813</text:p>
          </table:table-cell>
          <table:table-cell table:formula="of:= ROUND([.B31]/[.$H$5]*244)-1" office:value-type="float" office:value="148" calcext:value-type="float">
            <text:p>148</text:p>
          </table:table-cell>
          <table:table-cell table:formula="of:=ROUND([.C31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19.05" office:value-type="float" office:value="271.463" calcext:value-type="float">
            <text:p>271.463</text:p>
          </table:table-cell>
          <table:table-cell office:value-type="float" office:value="23.813" calcext:value-type="float">
            <text:p>23.813</text:p>
          </table:table-cell>
          <table:table-cell table:formula="of:= ROUND([.B32]/[.$H$5]*244)-1" office:value-type="float" office:value="159" calcext:value-type="float">
            <text:p>159</text:p>
          </table:table-cell>
          <table:table-cell table:formula="of:=ROUND([.C32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19.05" office:value-type="float" office:value="290.513" calcext:value-type="float">
            <text:p>290.513</text:p>
          </table:table-cell>
          <table:table-cell office:value-type="float" office:value="23.813" calcext:value-type="float">
            <text:p>23.813</text:p>
          </table:table-cell>
          <table:table-cell table:formula="of:= ROUND([.B33]/[.$H$5]*244)-1" office:value-type="float" office:value="170" calcext:value-type="float">
            <text:p>170</text:p>
          </table:table-cell>
          <table:table-cell table:formula="of:=ROUND([.C33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19.05" office:value-type="float" office:value="309.563" calcext:value-type="float">
            <text:p>309.563</text:p>
          </table:table-cell>
          <table:table-cell office:value-type="float" office:value="23.813" calcext:value-type="float">
            <text:p>23.813</text:p>
          </table:table-cell>
          <table:table-cell table:formula="of:= ROUND([.B34]/[.$H$5]*244)-1" office:value-type="float" office:value="181" calcext:value-type="float">
            <text:p>181</text:p>
          </table:table-cell>
          <table:table-cell table:formula="of:=ROUND([.C34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19.05" office:value-type="float" office:value="328.613" calcext:value-type="float">
            <text:p>328.613</text:p>
          </table:table-cell>
          <table:table-cell office:value-type="float" office:value="23.813" calcext:value-type="float">
            <text:p>23.813</text:p>
          </table:table-cell>
          <table:table-cell table:formula="of:= ROUND([.B35]/[.$H$5]*244)-1" office:value-type="float" office:value="193" calcext:value-type="float">
            <text:p>193</text:p>
          </table:table-cell>
          <table:table-cell table:formula="of:=ROUND([.C35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19.05" office:value-type="float" office:value="347.663" calcext:value-type="float">
            <text:p>347.663</text:p>
          </table:table-cell>
          <table:table-cell office:value-type="float" office:value="23.813" calcext:value-type="float">
            <text:p>23.813</text:p>
          </table:table-cell>
          <table:table-cell table:formula="of:= ROUND([.B36]/[.$H$5]*244)-1" office:value-type="float" office:value="204" calcext:value-type="float">
            <text:p>204</text:p>
          </table:table-cell>
          <table:table-cell table:formula="of:=ROUND([.C36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6.238" calcext:value-type="float">
            <text:p>376.238</text:p>
          </table:table-cell>
          <table:table-cell office:value-type="float" office:value="23.813" calcext:value-type="float">
            <text:p>23.813</text:p>
          </table:table-cell>
          <table:table-cell table:formula="of:= ROUND([.B37]/[.$H$5]*244)-1" office:value-type="float" office:value="221" calcext:value-type="float">
            <text:p>221</text:p>
          </table:table-cell>
          <table:table-cell table:formula="of:=ROUND([.C37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4.338" calcext:value-type="float">
            <text:p>414.338</text:p>
          </table:table-cell>
          <table:table-cell office:value-type="float" office:value="23.813" calcext:value-type="float">
            <text:p>23.813</text:p>
          </table:table-cell>
          <table:table-cell table:formula="of:= ROUND([.B38]/[.$H$5]*244)-1" office:value-type="float" office:value="243" calcext:value-type="float">
            <text:p>243</text:p>
          </table:table-cell>
          <table:table-cell table:formula="of:=ROUND([.C38]/[.$I$5]*64)-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2.388" calcext:value-type="float">
            <text:p>52.388</text:p>
          </table:table-cell>
          <table:table-cell table:formula="of:= ROUND([.B39]/[.$H$5]*244)-1" office:value-type="float" office:value="-1" calcext:value-type="float">
            <text:p>-1</text:p>
          </table:table-cell>
          <table:table-cell table:formula="of:=ROUND([.C39]/[.$I$5]*64)-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05" calcext:value-type="float">
            <text:p>19.05</text:p>
          </table:table-cell>
          <table:table-cell office:value-type="float" office:value="42.863" calcext:value-type="float">
            <text:p>42.863</text:p>
          </table:table-cell>
          <table:table-cell table:formula="of:= ROUND([.B40]/[.$H$5]*244)-1" office:value-type="float" office:value="10" calcext:value-type="float">
            <text:p>10</text:p>
          </table:table-cell>
          <table:table-cell table:formula="of:=ROUND([.C40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19.05" office:value-type="float" office:value="38.1" calcext:value-type="float">
            <text:p>38.1</text:p>
          </table:table-cell>
          <table:table-cell office:value-type="float" office:value="42.863" calcext:value-type="float">
            <text:p>42.863</text:p>
          </table:table-cell>
          <table:table-cell table:formula="of:= ROUND([.B41]/[.$H$5]*244)-1" office:value-type="float" office:value="21" calcext:value-type="float">
            <text:p>21</text:p>
          </table:table-cell>
          <table:table-cell table:formula="of:=ROUND([.C41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19.05" office:value-type="float" office:value="57.15" calcext:value-type="float">
            <text:p>57.15</text:p>
          </table:table-cell>
          <table:table-cell office:value-type="float" office:value="42.863" calcext:value-type="float">
            <text:p>42.863</text:p>
          </table:table-cell>
          <table:table-cell table:formula="of:= ROUND([.B42]/[.$H$5]*244)-1" office:value-type="float" office:value="33" calcext:value-type="float">
            <text:p>33</text:p>
          </table:table-cell>
          <table:table-cell table:formula="of:=ROUND([.C42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.825" calcext:value-type="float">
            <text:p>123.825</text:p>
          </table:table-cell>
          <table:table-cell office:value-type="float" office:value="42.863" calcext:value-type="float">
            <text:p>42.863</text:p>
          </table:table-cell>
          <table:table-cell table:formula="of:= ROUND([.B43]/[.$H$5]*244)-1" office:value-type="float" office:value="72" calcext:value-type="float">
            <text:p>72</text:p>
          </table:table-cell>
          <table:table-cell table:formula="of:=ROUND([.C43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.638" calcext:value-type="float">
            <text:p>147.638</text:p>
          </table:table-cell>
          <table:table-cell office:value-type="float" office:value="42.863" calcext:value-type="float">
            <text:p>42.863</text:p>
          </table:table-cell>
          <table:table-cell table:formula="of:= ROUND([.B44]/[.$H$5]*244)-1" office:value-type="float" office:value="86" calcext:value-type="float">
            <text:p>86</text:p>
          </table:table-cell>
          <table:table-cell table:formula="of:=ROUND([.C44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19.05" office:value-type="float" office:value="166.688" calcext:value-type="float">
            <text:p>166.688</text:p>
          </table:table-cell>
          <table:table-cell office:value-type="float" office:value="42.863" calcext:value-type="float">
            <text:p>42.863</text:p>
          </table:table-cell>
          <table:table-cell table:formula="of:= ROUND([.B45]/[.$H$5]*244)-1" office:value-type="float" office:value="97" calcext:value-type="float">
            <text:p>97</text:p>
          </table:table-cell>
          <table:table-cell table:formula="of:=ROUND([.C45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19.05" office:value-type="float" office:value="185.738" calcext:value-type="float">
            <text:p>185.738</text:p>
          </table:table-cell>
          <table:table-cell office:value-type="float" office:value="42.863" calcext:value-type="float">
            <text:p>42.863</text:p>
          </table:table-cell>
          <table:table-cell table:formula="of:= ROUND([.B46]/[.$H$5]*244)-1" office:value-type="float" office:value="108" calcext:value-type="float">
            <text:p>108</text:p>
          </table:table-cell>
          <table:table-cell table:formula="of:=ROUND([.C46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19.05" office:value-type="float" office:value="204.788" calcext:value-type="float">
            <text:p>204.788</text:p>
          </table:table-cell>
          <table:table-cell office:value-type="float" office:value="42.863" calcext:value-type="float">
            <text:p>42.863</text:p>
          </table:table-cell>
          <table:table-cell table:formula="of:= ROUND([.B47]/[.$H$5]*244)-1" office:value-type="float" office:value="120" calcext:value-type="float">
            <text:p>120</text:p>
          </table:table-cell>
          <table:table-cell table:formula="of:=ROUND([.C47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19.05" office:value-type="float" office:value="223.838" calcext:value-type="float">
            <text:p>223.838</text:p>
          </table:table-cell>
          <table:table-cell office:value-type="float" office:value="42.863" calcext:value-type="float">
            <text:p>42.863</text:p>
          </table:table-cell>
          <table:table-cell table:formula="of:= ROUND([.B48]/[.$H$5]*244)-1" office:value-type="float" office:value="131" calcext:value-type="float">
            <text:p>131</text:p>
          </table:table-cell>
          <table:table-cell table:formula="of:=ROUND([.C48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19.05" office:value-type="float" office:value="242.888" calcext:value-type="float">
            <text:p>242.888</text:p>
          </table:table-cell>
          <table:table-cell office:value-type="float" office:value="42.863" calcext:value-type="float">
            <text:p>42.863</text:p>
          </table:table-cell>
          <table:table-cell table:formula="of:= ROUND([.B49]/[.$H$5]*244)-1" office:value-type="float" office:value="142" calcext:value-type="float">
            <text:p>142</text:p>
          </table:table-cell>
          <table:table-cell table:formula="of:=ROUND([.C49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19.05" office:value-type="float" office:value="261.938" calcext:value-type="float">
            <text:p>261.938</text:p>
          </table:table-cell>
          <table:table-cell office:value-type="float" office:value="42.863" calcext:value-type="float">
            <text:p>42.863</text:p>
          </table:table-cell>
          <table:table-cell table:formula="of:= ROUND([.B50]/[.$H$5]*244)-1" office:value-type="float" office:value="153" calcext:value-type="float">
            <text:p>153</text:p>
          </table:table-cell>
          <table:table-cell table:formula="of:=ROUND([.C50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19.05" office:value-type="float" office:value="280.988" calcext:value-type="float">
            <text:p>280.988</text:p>
          </table:table-cell>
          <table:table-cell office:value-type="float" office:value="42.863" calcext:value-type="float">
            <text:p>42.863</text:p>
          </table:table-cell>
          <table:table-cell table:formula="of:= ROUND([.B51]/[.$H$5]*244)-1" office:value-type="float" office:value="164" calcext:value-type="float">
            <text:p>164</text:p>
          </table:table-cell>
          <table:table-cell table:formula="of:=ROUND([.C51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19.05" office:value-type="float" office:value="300.038" calcext:value-type="float">
            <text:p>300.038</text:p>
          </table:table-cell>
          <table:table-cell office:value-type="float" office:value="42.863" calcext:value-type="float">
            <text:p>42.863</text:p>
          </table:table-cell>
          <table:table-cell table:formula="of:= ROUND([.B52]/[.$H$5]*244)-1" office:value-type="float" office:value="176" calcext:value-type="float">
            <text:p>176</text:p>
          </table:table-cell>
          <table:table-cell table:formula="of:=ROUND([.C52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19.05" office:value-type="float" office:value="319.088" calcext:value-type="float">
            <text:p>319.088</text:p>
          </table:table-cell>
          <table:table-cell office:value-type="float" office:value="42.863" calcext:value-type="float">
            <text:p>42.863</text:p>
          </table:table-cell>
          <table:table-cell table:formula="of:= ROUND([.B53]/[.$H$5]*244)-1" office:value-type="float" office:value="187" calcext:value-type="float">
            <text:p>187</text:p>
          </table:table-cell>
          <table:table-cell table:formula="of:=ROUND([.C53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19.05" office:value-type="float" office:value="338.138" calcext:value-type="float">
            <text:p>338.138</text:p>
          </table:table-cell>
          <table:table-cell office:value-type="float" office:value="42.863" calcext:value-type="float">
            <text:p>42.863</text:p>
          </table:table-cell>
          <table:table-cell table:formula="of:= ROUND([.B54]/[.$H$5]*244)-1" office:value-type="float" office:value="198" calcext:value-type="float">
            <text:p>198</text:p>
          </table:table-cell>
          <table:table-cell table:formula="of:=ROUND([.C54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19.05" office:value-type="float" office:value="357.188" calcext:value-type="float">
            <text:p>357.188</text:p>
          </table:table-cell>
          <table:table-cell office:value-type="float" office:value="42.863" calcext:value-type="float">
            <text:p>42.863</text:p>
          </table:table-cell>
          <table:table-cell table:formula="of:= ROUND([.B55]/[.$H$5]*244)-1" office:value-type="float" office:value="209" calcext:value-type="float">
            <text:p>209</text:p>
          </table:table-cell>
          <table:table-cell table:formula="of:=ROUND([.C55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1" calcext:value-type="float">
            <text:p>381</text:p>
          </table:table-cell>
          <table:table-cell office:value-type="float" office:value="42.863" calcext:value-type="float">
            <text:p>42.863</text:p>
          </table:table-cell>
          <table:table-cell table:formula="of:= ROUND([.B56]/[.$H$5]*244)-1" office:value-type="float" office:value="223" calcext:value-type="float">
            <text:p>223</text:p>
          </table:table-cell>
          <table:table-cell table:formula="of:=ROUND([.C56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4.338" calcext:value-type="float">
            <text:p>414.338</text:p>
          </table:table-cell>
          <table:table-cell office:value-type="float" office:value="42.863" calcext:value-type="float">
            <text:p>42.863</text:p>
          </table:table-cell>
          <table:table-cell table:formula="of:= ROUND([.B57]/[.$H$5]*244)-1" office:value-type="float" office:value="243" calcext:value-type="float">
            <text:p>243</text:p>
          </table:table-cell>
          <table:table-cell table:formula="of:=ROUND([.C57]/[.$I$5]*64)-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05" calcext:value-type="float">
            <text:p>19.05</text:p>
          </table:table-cell>
          <table:table-cell office:value-type="float" office:value="61.913" calcext:value-type="float">
            <text:p>61.913</text:p>
          </table:table-cell>
          <table:table-cell table:formula="of:= ROUND([.B58]/[.$H$5]*244)-1" office:value-type="float" office:value="10" calcext:value-type="float">
            <text:p>10</text:p>
          </table:table-cell>
          <table:table-cell table:formula="of:=ROUND([.C58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19.05" office:value-type="float" office:value="38.1" calcext:value-type="float">
            <text:p>38.1</text:p>
          </table:table-cell>
          <table:table-cell office:value-type="float" office:value="61.913" calcext:value-type="float">
            <text:p>61.913</text:p>
          </table:table-cell>
          <table:table-cell table:formula="of:= ROUND([.B59]/[.$H$5]*244)-1" office:value-type="float" office:value="21" calcext:value-type="float">
            <text:p>21</text:p>
          </table:table-cell>
          <table:table-cell table:formula="of:=ROUND([.C59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19.05" office:value-type="float" office:value="57.15" calcext:value-type="float">
            <text:p>57.15</text:p>
          </table:table-cell>
          <table:table-cell office:value-type="float" office:value="61.913" calcext:value-type="float">
            <text:p>61.913</text:p>
          </table:table-cell>
          <table:table-cell table:formula="of:= ROUND([.B60]/[.$H$5]*244)-1" office:value-type="float" office:value="33" calcext:value-type="float">
            <text:p>33</text:p>
          </table:table-cell>
          <table:table-cell table:formula="of:=ROUND([.C60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6.206" calcext:value-type="float">
            <text:p>126.206</text:p>
          </table:table-cell>
          <table:table-cell office:value-type="float" office:value="61.913" calcext:value-type="float">
            <text:p>61.913</text:p>
          </table:table-cell>
          <table:table-cell table:formula="of:= ROUND([.B61]/[.$H$5]*244)-1" office:value-type="float" office:value="73" calcext:value-type="float">
            <text:p>73</text:p>
          </table:table-cell>
          <table:table-cell table:formula="of:=ROUND([.C61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2.4" calcext:value-type="float">
            <text:p>152.4</text:p>
          </table:table-cell>
          <table:table-cell office:value-type="float" office:value="61.913" calcext:value-type="float">
            <text:p>61.913</text:p>
          </table:table-cell>
          <table:table-cell table:formula="of:= ROUND([.B62]/[.$H$5]*244)-1" office:value-type="float" office:value="89" calcext:value-type="float">
            <text:p>89</text:p>
          </table:table-cell>
          <table:table-cell table:formula="of:=ROUND([.C62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19.053" office:value-type="float" office:value="171.453" calcext:value-type="float">
            <text:p>171.453</text:p>
          </table:table-cell>
          <table:table-cell office:value-type="float" office:value="61.913" calcext:value-type="float">
            <text:p>61.913</text:p>
          </table:table-cell>
          <table:table-cell table:formula="of:= ROUND([.B63]/[.$H$5]*244)-1" office:value-type="float" office:value="100" calcext:value-type="float">
            <text:p>100</text:p>
          </table:table-cell>
          <table:table-cell table:formula="of:=ROUND([.C63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19.053" office:value-type="float" office:value="190.506" calcext:value-type="float">
            <text:p>190.506</text:p>
          </table:table-cell>
          <table:table-cell office:value-type="float" office:value="61.913" calcext:value-type="float">
            <text:p>61.913</text:p>
          </table:table-cell>
          <table:table-cell table:formula="of:= ROUND([.B64]/[.$H$5]*244)-1" office:value-type="float" office:value="111" calcext:value-type="float">
            <text:p>111</text:p>
          </table:table-cell>
          <table:table-cell table:formula="of:=ROUND([.C64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19.053" office:value-type="float" office:value="209.559" calcext:value-type="float">
            <text:p>209.559</text:p>
          </table:table-cell>
          <table:table-cell office:value-type="float" office:value="61.913" calcext:value-type="float">
            <text:p>61.913</text:p>
          </table:table-cell>
          <table:table-cell table:formula="of:= ROUND([.B65]/[.$H$5]*244)-1" office:value-type="float" office:value="122" calcext:value-type="float">
            <text:p>122</text:p>
          </table:table-cell>
          <table:table-cell table:formula="of:=ROUND([.C65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19.053" office:value-type="float" office:value="228.612" calcext:value-type="float">
            <text:p>228.612</text:p>
          </table:table-cell>
          <table:table-cell office:value-type="float" office:value="61.913" calcext:value-type="float">
            <text:p>61.913</text:p>
          </table:table-cell>
          <table:table-cell table:formula="of:= ROUND([.B66]/[.$H$5]*244)-1" office:value-type="float" office:value="134" calcext:value-type="float">
            <text:p>134</text:p>
          </table:table-cell>
          <table:table-cell table:formula="of:=ROUND([.C66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19.053" office:value-type="float" office:value="247.665" calcext:value-type="float">
            <text:p>247.665</text:p>
          </table:table-cell>
          <table:table-cell office:value-type="float" office:value="61.913" calcext:value-type="float">
            <text:p>61.913</text:p>
          </table:table-cell>
          <table:table-cell table:formula="of:= ROUND([.B67]/[.$H$5]*244)-1" office:value-type="float" office:value="145" calcext:value-type="float">
            <text:p>145</text:p>
          </table:table-cell>
          <table:table-cell table:formula="of:=ROUND([.C67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19.053" office:value-type="float" office:value="266.718" calcext:value-type="float">
            <text:p>266.718</text:p>
          </table:table-cell>
          <table:table-cell office:value-type="float" office:value="61.913" calcext:value-type="float">
            <text:p>61.913</text:p>
          </table:table-cell>
          <table:table-cell table:formula="of:= ROUND([.B68]/[.$H$5]*244)-1" office:value-type="float" office:value="156" calcext:value-type="float">
            <text:p>156</text:p>
          </table:table-cell>
          <table:table-cell table:formula="of:=ROUND([.C68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19.053" office:value-type="float" office:value="285.771" calcext:value-type="float">
            <text:p>285.771</text:p>
          </table:table-cell>
          <table:table-cell office:value-type="float" office:value="61.913" calcext:value-type="float">
            <text:p>61.913</text:p>
          </table:table-cell>
          <table:table-cell table:formula="of:= ROUND([.B69]/[.$H$5]*244)-1" office:value-type="float" office:value="167" calcext:value-type="float">
            <text:p>167</text:p>
          </table:table-cell>
          <table:table-cell table:formula="of:=ROUND([.C69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19.053" office:value-type="float" office:value="304.824" calcext:value-type="float">
            <text:p>304.824</text:p>
          </table:table-cell>
          <table:table-cell office:value-type="float" office:value="61.913" calcext:value-type="float">
            <text:p>61.913</text:p>
          </table:table-cell>
          <table:table-cell table:formula="of:= ROUND([.B70]/[.$H$5]*244)-1" office:value-type="float" office:value="179" calcext:value-type="float">
            <text:p>179</text:p>
          </table:table-cell>
          <table:table-cell table:formula="of:=ROUND([.C70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19.053" office:value-type="float" office:value="323.877" calcext:value-type="float">
            <text:p>323.877</text:p>
          </table:table-cell>
          <table:table-cell office:value-type="float" office:value="61.913" calcext:value-type="float">
            <text:p>61.913</text:p>
          </table:table-cell>
          <table:table-cell table:formula="of:= ROUND([.B71]/[.$H$5]*244)-1" office:value-type="float" office:value="190" calcext:value-type="float">
            <text:p>190</text:p>
          </table:table-cell>
          <table:table-cell table:formula="of:=ROUND([.C71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19.053" office:value-type="float" office:value="342.93" calcext:value-type="float">
            <text:p>342.93</text:p>
          </table:table-cell>
          <table:table-cell office:value-type="float" office:value="61.913" calcext:value-type="float">
            <text:p>61.913</text:p>
          </table:table-cell>
          <table:table-cell table:formula="of:= ROUND([.B72]/[.$H$5]*244)-1" office:value-type="float" office:value="201" calcext:value-type="float">
            <text:p>201</text:p>
          </table:table-cell>
          <table:table-cell table:formula="of:=ROUND([.C72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3.856" calcext:value-type="float">
            <text:p>373.856</text:p>
          </table:table-cell>
          <table:table-cell office:value-type="float" office:value="61.913" calcext:value-type="float">
            <text:p>61.913</text:p>
          </table:table-cell>
          <table:table-cell table:formula="of:= ROUND([.B73]/[.$H$5]*244)-1" office:value-type="float" office:value="219" calcext:value-type="float">
            <text:p>219</text:p>
          </table:table-cell>
          <table:table-cell table:formula="of:=ROUND([.C73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4.338" calcext:value-type="float">
            <text:p>414.338</text:p>
          </table:table-cell>
          <table:table-cell office:value-type="float" office:value="61.913" calcext:value-type="float">
            <text:p>61.913</text:p>
          </table:table-cell>
          <table:table-cell table:formula="of:= ROUND([.B74]/[.$H$5]*244)-1" office:value-type="float" office:value="243" calcext:value-type="float">
            <text:p>243</text:p>
          </table:table-cell>
          <table:table-cell table:formula="of:=ROUND([.C74]/[.$I$5]*64)-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0.488" calcext:value-type="float">
            <text:p>90.488</text:p>
          </table:table-cell>
          <table:table-cell table:formula="of:= ROUND([.B75]/[.$H$5]*244)-1" office:value-type="float" office:value="-1" calcext:value-type="float">
            <text:p>-1</text:p>
          </table:table-cell>
          <table:table-cell table:formula="of:=ROUND([.C75]/[.$I$5]*64)-1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.05" calcext:value-type="float">
            <text:p>19.05</text:p>
          </table:table-cell>
          <table:table-cell office:value-type="float" office:value="80.963" calcext:value-type="float">
            <text:p>80.963</text:p>
          </table:table-cell>
          <table:table-cell table:formula="of:= ROUND([.B76]/[.$H$5]*244)-1" office:value-type="float" office:value="10" calcext:value-type="float">
            <text:p>10</text:p>
          </table:table-cell>
          <table:table-cell table:formula="of:=ROUND([.C76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19.05" office:value-type="float" office:value="38.1" calcext:value-type="float">
            <text:p>38.1</text:p>
          </table:table-cell>
          <table:table-cell office:value-type="float" office:value="80.963" calcext:value-type="float">
            <text:p>80.963</text:p>
          </table:table-cell>
          <table:table-cell table:formula="of:= ROUND([.B77]/[.$H$5]*244)-1" office:value-type="float" office:value="21" calcext:value-type="float">
            <text:p>21</text:p>
          </table:table-cell>
          <table:table-cell table:formula="of:=ROUND([.C77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19.05" office:value-type="float" office:value="57.15" calcext:value-type="float">
            <text:p>57.15</text:p>
          </table:table-cell>
          <table:table-cell office:value-type="float" office:value="80.963" calcext:value-type="float">
            <text:p>80.963</text:p>
          </table:table-cell>
          <table:table-cell table:formula="of:= ROUND([.B78]/[.$H$5]*244)-1" office:value-type="float" office:value="33" calcext:value-type="float">
            <text:p>33</text:p>
          </table:table-cell>
          <table:table-cell table:formula="of:=ROUND([.C78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.106" calcext:value-type="float">
            <text:p>88.106</text:p>
          </table:table-cell>
          <table:table-cell office:value-type="float" office:value="85.725" calcext:value-type="float">
            <text:p>85.725</text:p>
          </table:table-cell>
          <table:table-cell table:formula="of:= ROUND([.B79]/[.$H$5]*244)-1" office:value-type="float" office:value="51" calcext:value-type="float">
            <text:p>51</text:p>
          </table:table-cell>
          <table:table-cell table:formula="of:=ROUND([.C79]/[.$I$5]*64)-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0.969" calcext:value-type="float">
            <text:p>130.969</text:p>
          </table:table-cell>
          <table:table-cell office:value-type="float" office:value="80.963" calcext:value-type="float">
            <text:p>80.963</text:p>
          </table:table-cell>
          <table:table-cell table:formula="of:= ROUND([.B80]/[.$H$5]*244)-1" office:value-type="float" office:value="76" calcext:value-type="float">
            <text:p>76</text:p>
          </table:table-cell>
          <table:table-cell table:formula="of:=ROUND([.C80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.925" calcext:value-type="float">
            <text:p>161.925</text:p>
          </table:table-cell>
          <table:table-cell office:value-type="float" office:value="80.963" calcext:value-type="float">
            <text:p>80.963</text:p>
          </table:table-cell>
          <table:table-cell table:formula="of:= ROUND([.B81]/[.$H$5]*244)-1" office:value-type="float" office:value="94" calcext:value-type="float">
            <text:p>94</text:p>
          </table:table-cell>
          <table:table-cell table:formula="of:=ROUND([.C81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19.05" office:value-type="float" office:value="180.975" calcext:value-type="float">
            <text:p>180.975</text:p>
          </table:table-cell>
          <table:table-cell office:value-type="float" office:value="80.963" calcext:value-type="float">
            <text:p>80.963</text:p>
          </table:table-cell>
          <table:table-cell table:formula="of:= ROUND([.B82]/[.$H$5]*244)-1" office:value-type="float" office:value="106" calcext:value-type="float">
            <text:p>106</text:p>
          </table:table-cell>
          <table:table-cell table:formula="of:=ROUND([.C82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19.05" office:value-type="float" office:value="200.025" calcext:value-type="float">
            <text:p>200.025</text:p>
          </table:table-cell>
          <table:table-cell office:value-type="float" office:value="80.963" calcext:value-type="float">
            <text:p>80.963</text:p>
          </table:table-cell>
          <table:table-cell table:formula="of:= ROUND([.B83]/[.$H$5]*244)-1" office:value-type="float" office:value="117" calcext:value-type="float">
            <text:p>117</text:p>
          </table:table-cell>
          <table:table-cell table:formula="of:=ROUND([.C83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19.05" office:value-type="float" office:value="219.075" calcext:value-type="float">
            <text:p>219.075</text:p>
          </table:table-cell>
          <table:table-cell office:value-type="float" office:value="80.963" calcext:value-type="float">
            <text:p>80.963</text:p>
          </table:table-cell>
          <table:table-cell table:formula="of:= ROUND([.B84]/[.$H$5]*244)-1" office:value-type="float" office:value="128" calcext:value-type="float">
            <text:p>128</text:p>
          </table:table-cell>
          <table:table-cell table:formula="of:=ROUND([.C84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19.05" office:value-type="float" office:value="238.125" calcext:value-type="float">
            <text:p>238.125</text:p>
          </table:table-cell>
          <table:table-cell office:value-type="float" office:value="80.963" calcext:value-type="float">
            <text:p>80.963</text:p>
          </table:table-cell>
          <table:table-cell table:formula="of:= ROUND([.B85]/[.$H$5]*244)-1" office:value-type="float" office:value="139" calcext:value-type="float">
            <text:p>139</text:p>
          </table:table-cell>
          <table:table-cell table:formula="of:=ROUND([.C85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19.05" office:value-type="float" office:value="257.175" calcext:value-type="float">
            <text:p>257.175</text:p>
          </table:table-cell>
          <table:table-cell office:value-type="float" office:value="80.963" calcext:value-type="float">
            <text:p>80.963</text:p>
          </table:table-cell>
          <table:table-cell table:formula="of:= ROUND([.B86]/[.$H$5]*244)-1" office:value-type="float" office:value="150" calcext:value-type="float">
            <text:p>150</text:p>
          </table:table-cell>
          <table:table-cell table:formula="of:=ROUND([.C86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19.05" office:value-type="float" office:value="276.225" calcext:value-type="float">
            <text:p>276.225</text:p>
          </table:table-cell>
          <table:table-cell office:value-type="float" office:value="80.963" calcext:value-type="float">
            <text:p>80.963</text:p>
          </table:table-cell>
          <table:table-cell table:formula="of:= ROUND([.B87]/[.$H$5]*244)-1" office:value-type="float" office:value="162" calcext:value-type="float">
            <text:p>162</text:p>
          </table:table-cell>
          <table:table-cell table:formula="of:=ROUND([.C87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19.05" office:value-type="float" office:value="295.275" calcext:value-type="float">
            <text:p>295.275</text:p>
          </table:table-cell>
          <table:table-cell office:value-type="float" office:value="80.963" calcext:value-type="float">
            <text:p>80.963</text:p>
          </table:table-cell>
          <table:table-cell table:formula="of:= ROUND([.B88]/[.$H$5]*244)-1" office:value-type="float" office:value="173" calcext:value-type="float">
            <text:p>173</text:p>
          </table:table-cell>
          <table:table-cell table:formula="of:=ROUND([.C88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19.05" office:value-type="float" office:value="314.325" calcext:value-type="float">
            <text:p>314.325</text:p>
          </table:table-cell>
          <table:table-cell office:value-type="float" office:value="80.963" calcext:value-type="float">
            <text:p>80.963</text:p>
          </table:table-cell>
          <table:table-cell table:formula="of:= ROUND([.B89]/[.$H$5]*244)-1" office:value-type="float" office:value="184" calcext:value-type="float">
            <text:p>184</text:p>
          </table:table-cell>
          <table:table-cell table:formula="of:=ROUND([.C89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19.05" office:value-type="float" office:value="333.375" calcext:value-type="float">
            <text:p>333.375</text:p>
          </table:table-cell>
          <table:table-cell office:value-type="float" office:value="80.963" calcext:value-type="float">
            <text:p>80.963</text:p>
          </table:table-cell>
          <table:table-cell table:formula="of:= ROUND([.B90]/[.$H$5]*244)-1" office:value-type="float" office:value="195" calcext:value-type="float">
            <text:p>195</text:p>
          </table:table-cell>
          <table:table-cell table:formula="of:=ROUND([.C90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9.569" calcext:value-type="float">
            <text:p>359.569</text:p>
          </table:table-cell>
          <table:table-cell office:value-type="float" office:value="80.963" calcext:value-type="float">
            <text:p>80.963</text:p>
          </table:table-cell>
          <table:table-cell table:formula="of:= ROUND([.B91]/[.$H$5]*244)-1" office:value-type="float" office:value="211" calcext:value-type="float">
            <text:p>211</text:p>
          </table:table-cell>
          <table:table-cell table:formula="of:=ROUND([.C91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.525" calcext:value-type="float">
            <text:p>390.525</text:p>
          </table:table-cell>
          <table:table-cell office:value-type="float" office:value="85.725" calcext:value-type="float">
            <text:p>85.725</text:p>
          </table:table-cell>
          <table:table-cell table:formula="of:= ROUND([.B92]/[.$H$5]*244)-1" office:value-type="float" office:value="229" calcext:value-type="float">
            <text:p>229</text:p>
          </table:table-cell>
          <table:table-cell table:formula="of:=ROUND([.C92]/[.$I$5]*64)-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4.338" calcext:value-type="float">
            <text:p>414.338</text:p>
          </table:table-cell>
          <table:table-cell office:value-type="float" office:value="80.963" calcext:value-type="float">
            <text:p>80.963</text:p>
          </table:table-cell>
          <table:table-cell table:formula="of:= ROUND([.B93]/[.$H$5]*244)-1" office:value-type="float" office:value="243" calcext:value-type="float">
            <text:p>243</text:p>
          </table:table-cell>
          <table:table-cell table:formula="of:=ROUND([.C93]/[.$I$5]*64)-1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05" calcext:value-type="float">
            <text:p>19.05</text:p>
          </table:table-cell>
          <table:table-cell office:value-type="float" office:value="100.013" calcext:value-type="float">
            <text:p>100.013</text:p>
          </table:table-cell>
          <table:table-cell table:formula="of:= ROUND([.B94]/[.$H$5]*244)-1" office:value-type="float" office:value="10" calcext:value-type="float">
            <text:p>10</text:p>
          </table:table-cell>
          <table:table-cell table:formula="of:=ROUND([.C94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19.05" office:value-type="float" office:value="38.1" calcext:value-type="float">
            <text:p>38.1</text:p>
          </table:table-cell>
          <table:table-cell office:value-type="float" office:value="100.013" calcext:value-type="float">
            <text:p>100.013</text:p>
          </table:table-cell>
          <table:table-cell table:formula="of:= ROUND([.B95]/[.$H$5]*244)-1" office:value-type="float" office:value="21" calcext:value-type="float">
            <text:p>21</text:p>
          </table:table-cell>
          <table:table-cell table:formula="of:=ROUND([.C95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.056" calcext:value-type="float">
            <text:p>69.056</text:p>
          </table:table-cell>
          <table:table-cell office:value-type="float" office:value="104.775" calcext:value-type="float">
            <text:p>104.775</text:p>
          </table:table-cell>
          <table:table-cell table:formula="of:= ROUND([.B96]/[.$H$5]*244)-1" office:value-type="float" office:value="40" calcext:value-type="float">
            <text:p>40</text:p>
          </table:table-cell>
          <table:table-cell table:formula="of:=ROUND([.C96]/[.$I$5]*64)-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19.05" office:value-type="float" office:value="88.106" calcext:value-type="float">
            <text:p>88.106</text:p>
          </table:table-cell>
          <table:table-cell office:value-type="float" office:value="104.775" calcext:value-type="float">
            <text:p>104.775</text:p>
          </table:table-cell>
          <table:table-cell table:formula="of:= ROUND([.B97]/[.$H$5]*244)-1" office:value-type="float" office:value="51" calcext:value-type="float">
            <text:p>51</text:p>
          </table:table-cell>
          <table:table-cell table:formula="of:=ROUND([.C97]/[.$I$5]*64)-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19.05" office:value-type="float" office:value="107.156" calcext:value-type="float">
            <text:p>107.156</text:p>
          </table:table-cell>
          <table:table-cell office:value-type="float" office:value="104.775" calcext:value-type="float">
            <text:p>104.775</text:p>
          </table:table-cell>
          <table:table-cell table:formula="of:= ROUND([.B98]/[.$H$5]*244)-1" office:value-type="float" office:value="62" calcext:value-type="float">
            <text:p>62</text:p>
          </table:table-cell>
          <table:table-cell table:formula="of:=ROUND([.C98]/[.$I$5]*64)-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8.113" calcext:value-type="float">
            <text:p>138.113</text:p>
          </table:table-cell>
          <table:table-cell office:value-type="float" office:value="100.013" calcext:value-type="float">
            <text:p>100.013</text:p>
          </table:table-cell>
          <table:table-cell table:formula="of:= ROUND([.B99]/[.$H$5]*244)-1" office:value-type="float" office:value="80" calcext:value-type="float">
            <text:p>80</text:p>
          </table:table-cell>
          <table:table-cell table:formula="of:=ROUND([.C99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6.688" calcext:value-type="float">
            <text:p>166.688</text:p>
          </table:table-cell>
          <table:table-cell office:value-type="float" office:value="100.013" calcext:value-type="float">
            <text:p>100.013</text:p>
          </table:table-cell>
          <table:table-cell table:formula="of:= ROUND([.B100]/[.$H$5]*244)-1" office:value-type="float" office:value="97" calcext:value-type="float">
            <text:p>97</text:p>
          </table:table-cell>
          <table:table-cell table:formula="of:=ROUND([.C100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.169" calcext:value-type="float">
            <text:p>207.169</text:p>
          </table:table-cell>
          <table:table-cell office:value-type="float" office:value="100.013" calcext:value-type="float">
            <text:p>100.013</text:p>
          </table:table-cell>
          <table:table-cell table:formula="of:= ROUND([.B101]/[.$H$5]*244)-1" office:value-type="float" office:value="121" calcext:value-type="float">
            <text:p>121</text:p>
          </table:table-cell>
          <table:table-cell table:formula="of:=ROUND([.C101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.269" calcext:value-type="float">
            <text:p>245.269</text:p>
          </table:table-cell>
          <table:table-cell office:value-type="float" office:value="100.013" calcext:value-type="float">
            <text:p>100.013</text:p>
          </table:table-cell>
          <table:table-cell table:formula="of:= ROUND([.B102]/[.$H$5]*244)-1" office:value-type="float" office:value="143" calcext:value-type="float">
            <text:p>143</text:p>
          </table:table-cell>
          <table:table-cell table:formula="of:=ROUND([.C102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8.606" calcext:value-type="float">
            <text:p>278.606</text:p>
          </table:table-cell>
          <table:table-cell office:value-type="float" office:value="100.013" calcext:value-type="float">
            <text:p>100.013</text:p>
          </table:table-cell>
          <table:table-cell table:formula="of:= ROUND([.B103]/[.$H$5]*244)-1" office:value-type="float" office:value="163" calcext:value-type="float">
            <text:p>163</text:p>
          </table:table-cell>
          <table:table-cell table:formula="of:=ROUND([.C103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9.563" calcext:value-type="float">
            <text:p>309.563</text:p>
          </table:table-cell>
          <table:table-cell office:value-type="float" office:value="100.013" calcext:value-type="float">
            <text:p>100.013</text:p>
          </table:table-cell>
          <table:table-cell table:formula="of:= ROUND([.B104]/[.$H$5]*244)-1" office:value-type="float" office:value="181" calcext:value-type="float">
            <text:p>181</text:p>
          </table:table-cell>
          <table:table-cell table:formula="of:=ROUND([.C104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8.613" calcext:value-type="float">
            <text:p>328.613</text:p>
          </table:table-cell>
          <table:table-cell office:value-type="float" office:value="100.013" calcext:value-type="float">
            <text:p>100.013</text:p>
          </table:table-cell>
          <table:table-cell table:formula="of:= ROUND([.B105]/[.$H$5]*244)-1" office:value-type="float" office:value="193" calcext:value-type="float">
            <text:p>193</text:p>
          </table:table-cell>
          <table:table-cell table:formula="of:=ROUND([.C105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7.663" calcext:value-type="float">
            <text:p>347.663</text:p>
          </table:table-cell>
          <table:table-cell office:value-type="float" office:value="100.013" calcext:value-type="float">
            <text:p>100.013</text:p>
          </table:table-cell>
          <table:table-cell table:formula="of:= ROUND([.B106]/[.$H$5]*244)-1" office:value-type="float" office:value="204" calcext:value-type="float">
            <text:p>204</text:p>
          </table:table-cell>
          <table:table-cell table:formula="of:=ROUND([.C106]/[.$I$5]*64)-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1.475" calcext:value-type="float">
            <text:p>371.475</text:p>
          </table:table-cell>
          <table:table-cell office:value-type="float" office:value="104.775" calcext:value-type="float">
            <text:p>104.775</text:p>
          </table:table-cell>
          <table:table-cell table:formula="of:= ROUND([.B107]/[.$H$5]*244)-1" office:value-type="float" office:value="218" calcext:value-type="float">
            <text:p>218</text:p>
          </table:table-cell>
          <table:table-cell table:formula="of:=ROUND([.C107]/[.$I$5]*64)-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19.05" office:value-type="float" office:value="390.525" calcext:value-type="float">
            <text:p>390.525</text:p>
          </table:table-cell>
          <table:table-cell office:value-type="float" office:value="104.775" calcext:value-type="float">
            <text:p>104.775</text:p>
          </table:table-cell>
          <table:table-cell table:formula="of:= ROUND([.B108]/[.$H$5]*244)-1" office:value-type="float" office:value="229" calcext:value-type="float">
            <text:p>229</text:p>
          </table:table-cell>
          <table:table-cell table:formula="of:=ROUND([.C108]/[.$I$5]*64)-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19.05" office:value-type="float" office:value="409.575" calcext:value-type="float">
            <text:p>409.575</text:p>
          </table:table-cell>
          <table:table-cell office:value-type="float" office:value="104.775" calcext:value-type="float">
            <text:p>104.775</text:p>
          </table:table-cell>
          <table:table-cell table:formula="of:= ROUND([.B109]/[.$H$5]*244)-1" office:value-type="float" office:value="240" calcext:value-type="float">
            <text:p>240</text:p>
          </table:table-cell>
          <table:table-cell table:formula="of:=ROUND([.C109]/[.$I$5]*64)-1" office:value-type="float" office:value="63" calcext:value-type="float">
            <text:p>6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5:07:01.040000000</meta:creation-date>
    <dc:date>2024-01-08T15:46:43.533000000</dc:date>
    <meta:editing-duration>PT39M41S</meta:editing-duration>
    <meta:editing-cycles>4</meta:editing-cycles>
    <meta:generator>LibreOffice/7.4.2.3$Windows_X86_64 LibreOffice_project/382eef1f22670f7f4118c8c2dd222ec7ad009daf</meta:generator>
    <meta:document-statistic meta:table-count="1" meta:cell-count="553" meta:object-count="0"/>
  </office:meta>
</office:document-meta>
</file>